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reqProxFieldMergeState.FreqProxFieldMergeState( FreqProxTermsWriterPer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qProxFieldMergeState.nextTe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reqProxFieldMergeState.nextDo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